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409FDE8B9CC85357EA1.jpg" manifest:media-type="image/jpeg"/>
  <manifest:file-entry manifest:full-path="Pictures/10004FD10000424200002C358365BD18151F0FA4.svg" manifest:media-type="image/svg+xml"/>
  <manifest:file-entry manifest:full-path="Pictures/1000020100000281000001AC45DFE5A823F53E4C.png" manifest:media-type="image/png"/>
  <manifest:file-entry manifest:full-path="Pictures/10000201000004B000000320278260C5A3BB8C84.png" manifest:media-type="image/png"/>
  <manifest:file-entry manifest:full-path="Pictures/10000000000005730000040B57A0535715CC0991.jpg" manifest:media-type="image/jpeg"/>
  <manifest:file-entry manifest:full-path="Pictures/1000000000000570000004059AD4BDA4B0EB70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bstenção eleitoral e sua evolução no D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bstenção</text:p>
          </draw:text-box>
        </draw:frame>
        <draw:frame draw:style-name="gr2" draw:text-style-name="P2" draw:layer="layout" svg:width="21.6cm" svg:height="14.411cm" svg:x="2.6cm" svg:y="4cm" presentation:class="graphic" presentation:user-transformed="true">
          <draw:image xlink:href="Pictures/10004FD10000424200002C358365BD18151F0FA4.svg" xlink:type="simple" xlink:show="embed" xlink:actuate="onLoad">
            <text:p/>
          </draw:image>
          <draw:image xlink:href="Pictures/1000020100000281000001AC45DFE5A823F53E4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2" draw:text-style-name="P2" draw:layer="layout" svg:width="27.999cm" svg:height="18.665cm" svg:x="0.093cm" svg:y="1.224cm">
          <draw:image xlink:href="Pictures/10000201000004B000000320278260C5A3BB8C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2" draw:layer="layout" svg:width="27.999cm" svg:height="20.697cm" svg:x="0.093cm" svg:y="0.208cm">
          <draw:image xlink:href="Pictures/1000000000000570000004059AD4BDA4B0EB70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2" draw:text-style-name="P2" draw:layer="layout" svg:width="27.999cm" svg:height="20.773cm" svg:x="0.093cm" svg:y="0.17cm">
          <draw:image xlink:href="Pictures/10000000000005730000040B57A0535715CC09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2" draw:text-style-name="P2" draw:layer="layout" svg:width="14.392cm" svg:height="20.999cm" svg:x="6.897cm" svg:y="0.057cm">
          <draw:image xlink:href="Pictures/10000000000002C400000409FDE8B9CC85357E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draw:frame presentation:style-name="pr4" draw:layer="layout" svg:width="25.199cm" svg:height="3.506cm" svg:x="1.4cm" svg:y="0.837cm" presentation:class="title">
          <draw:text-box>
            <text:p>O que é abstenção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Ausência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Alienação</text:p>
                <text:list>
                  <text:list-item>
                    <text:p>Brancos</text:p>
                  </text:list-item>
                  <text:list-item>
                    <text:p>Nul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esult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6:07:10.418689289</meta:creation-date>
    <dc:date>2018-06-27T16:12:25.582369716</dc:date>
    <meta:editing-duration>PT5M14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